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style:font-name="Century Gothic1" fo:language="ca" fo:country="ES" officeooo:rsid="00249917" officeooo:paragraph-rsid="0028b1cf"/>
    </style:style>
    <style:style style:name="P2" style:family="paragraph" style:parent-style-name="Standard">
      <style:paragraph-properties style:writing-mode="lr-tb"/>
      <style:text-properties style:font-name="Century Gothic1" fo:language="ca" fo:country="ES" officeooo:rsid="00249917" officeooo:paragraph-rsid="00287f8f"/>
    </style:style>
    <style:style style:name="P3" style:family="paragraph" style:parent-style-name="Standard">
      <style:paragraph-properties style:writing-mode="lr-tb"/>
      <style:text-properties style:font-name="Century Gothic1" fo:language="ca" fo:country="ES" officeooo:rsid="00249917" officeooo:paragraph-rsid="002971af"/>
    </style:style>
    <style:style style:name="T1" style:family="text">
      <style:text-properties officeooo:rsid="0028b1cf"/>
    </style:style>
    <style:style style:name="T2" style:family="text">
      <style:text-properties officeooo:rsid="002971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, Jaume Bosch Pons, secretari del <text:span text:style-name="T1">IES Joan Ramis i Ramis</text:span>,</text:p>
      <text:p text:style-name="P1">CERTIFI<text:span text:style-name="T1">C:</text:span> <text:span text:style-name="T1">Q</text:span>ue, segons els arxius d'aquest centre, el Sr. <text:span text:style-name="T1">Pere Gomila Cuevas</text:span>, amb DNI núm. 16105978K, actualment cursa els estudis de 1r curs del cicle formatiu de Grau Mitjà en Sistemes Microinformàtics i Xarxes (1r SMX) en aquest centre durant el curs acadèmic <text:span text:style-name="T1">2024-25</text:span>.</text:p>
      <text:p text:style-name="P2"/>
      <text:p text:style-name="P2">I, per tal que consti, signo el present certificat amb el vistiplau de la direcció del centre.</text:p>
      <text:p text:style-name="P2"/>
      <text:p text:style-name="P2">Av. de Vives Llull, 15, 07703 Maó, Illes Balears</text:p>
      <text:p text:style-name="P2"><text:s text:c="2"/></text:p>
      <text:p text:style-name="P2">Jaume Bosch Pons <text:s/></text:p>
      <text:p text:style-name="P3">Secretari del <text:span text:style-name="T2">I</text:span><text:span text:style-name="T1">ES Joan Ramis i Ramis</text:span></text:p>
      <text:p text:style-name="P3"/>
      <text:p text:style-name="P3">Vist i plau <text:s/></text:p>
      <text:p text:style-name="P2">La Direcció del Centre <text:s/></text:p>
      <text:p text:style-name="P2"/>
      <text:p text:style-name="P1">Gerard Vinent Sin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.313535685</meta:creation-date>
    <dc:date>2024-11-05T09:30:12.141090766</dc:date>
    <meta:editing-duration>PT53M51S</meta:editing-duration>
    <meta:editing-cycles>7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10" meta:word-count="101" meta:character-count="584" meta:non-whitespace-character-count="484"/>
  </office:meta>
</office:document-meta>
</file>